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161ef"/>
    </style:style>
    <style:style style:name="P2" style:family="paragraph" style:parent-style-name="Standard">
      <style:text-properties officeooo:rsid="001161ef" officeooo:paragraph-rsid="001161ef"/>
    </style:style>
    <style:style style:name="P3" style:family="paragraph" style:parent-style-name="Standard">
      <style:text-properties style:text-underline-style="solid" style:text-underline-width="auto" style:text-underline-color="font-color" officeooo:rsid="001161ef" officeooo:paragraph-rsid="001161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enas tardes Ondina</text:p>
      <text:p text:style-name="P1"/>
      <text:p text:style-name="P1">Como te informe estas fueron algunas actividades que se realizaron para echar a andar el proyecto.</text:p>
      <text:p text:style-name="P1"/>
      <text:p text:style-name="P2">La forma como se estaba invocando el metodo que levantaba el video no era el apropiado, ya que lo hacian en un modulo diferente al main de refs.py (video.py) y eso no permitia que funcionaba.</text:p>
      <text:p text:style-name="P2">Se reentreno la red neuronal de somnolencia.</text:p>
      <text:p text:style-name="P2">Se probo la aplicacion de escritorio para manejar usuarios funciona bien.</text:p>
      <text:p text:style-name="P2">En esta aplicacion eliges una foto de una persona la agregas a los operadores y posteriormente usa el menu entrenar de la aplicacion.</text:p>
      <text:p text:style-name="P2">Para iniciar la aplicacion de manejo de operadores, desde el propio directorio donde se encuentra</text:p>
      <text:p text:style-name="P2">python inicio.py</text:p>
      <text:p text:style-name="P2"/>
      <text:p text:style-name="P2">Par iniciar el reconocimiento facial (no abras ambas al mismo tiempo, muy pesado) usa</text:p>
      <text:p text:style-name="P2">python refs.py</text:p>
      <text:p text:style-name="P2"/>
      <text:p text:style-name="P2">Ambos comando invocalos desde una pantalla de terminal linux (xterminal)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uaje </meta:initial-creator>
    <meta:creation-date>2014-07-14T16:38:05.890053458</meta:creation-date>
    <dc:date>2014-07-14T17:06:53.893699247</dc:date>
    <dc:creator>wasuaje </dc:creator>
    <meta:editing-duration>P0D</meta:editing-duration>
    <meta:editing-cycles>1</meta:editing-cycles>
    <meta:document-statistic meta:table-count="0" meta:image-count="0" meta:object-count="0" meta:page-count="1" meta:paragraph-count="11" meta:word-count="138" meta:character-count="843" meta:non-whitespace-character-count="716"/>
    <meta:generator>LibreOffice/4.1.3.2$Linux_x86 LibreOffice_project/410m0$Build-2</meta:generator>
  </office:meta>
</office:document-meta>
</file>